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WithDarkBlue">1. Benefits of ChatGPT integration in Discord</text:h>
      <text:p text:style-name="BodyTextLeftAligned">Real-time AI assistance in project channels (code help, copywriting, strategy prompts).</text:p>
      <text:p text:style-name="BodyTextLeftAligned">Summarization of discussions or meeting logs for async contributors.</text:p>
      <text:p text:style-name="BodyTextLeftAligned">Automatic tagging or suggestion mechanisms for channel messages.</text:p>
      <text:p text:style-name="BodyTextLeftAligned">Faster iteration on content like social media blurbs, slogans, event descriptions.</text:p>
      <text:p text:style-name="BodyTextLeftAligned">Encourages active collaboration among contributors even in off-hours.</text:p>
      <text:h text:outline-level="1" text:style-name="HeadingWithDarkBlue">2. Risks of ChatGPT integration in Discord</text:h>
      <text:p text:style-name="BodyTextLeftAligned">Risk: Loss of control over sensitive data. Mitigation: Ensure bot does not log or store message contents permanently. Use ephemeral commands or only respond to explicit prompts.</text:p>
      <text:p text:style-name="BodyTextLeftAligned">Risk: Exposure of proprietary GB strategy or AI prompts. Mitigation: Restrict bot access to moderators or certified contributors via role gating.</text:p>
      <text:h text:outline-level="1" text:style-name="HeadingWithDarkBlue">3. How to integrate ChatGPT with Discord</text:h>
      <text:p text:style-name="BodyTextLeftAligned">1. Server Host creates a new application at https://discord.com/developers/applications.</text:p>
      <text:p text:style-name="BodyTextLeftAligned">2. Name the application (e.g., GB_Bot), then click 'Bot' &gt; 'Add Bot'.</text:p>
      <text:p text:style-name="BodyTextLeftAligned">3. Under 'Bot' settings, enable 'MESSAGE CONTENT INTENT' and set appropriate permissions (read/send messages).</text:p>
      <text:p text:style-name="BodyTextLeftAligned">4. Generate a token and store it securely (never share publicly).</text:p>
      <text:p text:style-name="BodyTextLeftAligned">5. Set up a server environment (e.g., Replit, Render, or local Node.js/Python environment).</text:p>
      <text:p text:style-name="BodyTextLeftAligned">6. Install the OpenAI library and Discord library (e.g., discord.py or discord.js).</text:p>
      <text:p text:style-name="BodyTextLeftAligned">7. Program the bot to handle messages using the OpenAI API for responses. Limit bot responses to approved users/channels.</text:p>
      <text:p text:style-name="BodyTextLeftAligned">8. Invite the bot to the server using the OAuth2 URL generator with appropriate bot scopes and permissions.</text:p>
      <text:p text:style-name="BodyTextLeftAligned">9. Test the bot in a private channel with Elias and Rick before allowing general use.</text:p>
      <text:p text:style-name="BodyTextLeftAligned">10. Create a role-based access control policy to define who can use the bot and what commands they can issue.</text:p>
      <text:h text:outline-level="1" text:style-name="HeadingWithDarkBlue">4. Complementary integrations</text:h>
      <text:p text:style-name="BodyTextLeftAligned">Canva Magic Write – for content brainstorming and visual layout planning.</text:p>
      <text:p text:style-name="BodyTextLeftAligned">Zapier or Make.com – for automating repetitive workflows between Discord, GitHub, Notion, etc.</text:p>
      <text:p text:style-name="BodyTextLeftAligned">GitHub Copilot – for code generation within development IDEs (especially for BeAxa and frontend work).</text:p>
      <text:p text:style-name="BodyTextLeftAligned">OpenAI Plugin for Postman – to help explore and document APIs.</text:p>
      <text:p text:style-name="BodyTextLeftAligned">Slack or Notion GPT integrations – for managing documentation and team updates.</text:p>
      <text:p text:style-name="BodyTextLeftAligned">React component generators powered by GPT – use ChatGPT to scaffold UI components, especially during wireframe-to-code transi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WithDarkBlue" style:family="paragraph" style:display-name="HeadingWithDarkBlue">
      <style:paragraph-properties fo:text-align="left" fo:margin-bottom="0.5cm"/>
      <style:text-properties fo:color="#003366" fo:font-weight="bold"/>
    </style:style>
    <style:style style:name="BodyTextLeftAligned" style:family="paragraph" style:display-name="BodyTextLeftAligned">
      <style:paragraph-properties fo:text-align="lef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